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A000005B1A366D3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326cm" svg:height="7.345cm" draw:z-index="0"><draw:image xlink:href="Pictures/100000010000073A000005B1A366D3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2:00:14.396023228</meta:creation-date>
    <dc:date>2026-02-13T10:57:49.883125330</dc:date>
    <meta:editing-duration>PT7M44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